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9402in"/>
    </style:style>
    <style:style style:name="co4" style:family="table-column">
      <style:table-column-properties fo:break-before="auto" style:column-width="2.0154in"/>
    </style:style>
    <style:style style:name="co5" style:family="table-column">
      <style:table-column-properties fo:break-before="auto" style:column-width="2.2299in"/>
    </style:style>
    <style:style style:name="co6" style:family="table-column">
      <style:table-column-properties fo:break-before="auto" style:column-width="2.16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ustomer Id </text:p>
          </table:table-cell>
          <table:table-cell table:style-name="ce1" office:value-type="string" calcext:value-type="string">
            <text:p>Account Numer </text:p>
          </table:table-cell>
          <table:table-cell table:style-name="ce1" office:value-type="string" calcext:value-type="string">
            <text:p>Mistake </text:p>
          </table:table-cell>
          <table:table-cell table:style-name="ce1" office:value-type="string" calcext:value-type="string">
            <text:p>changes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manikandan S</text:p>
          </table:table-cell>
          <table:table-cell office:value-type="float" office:value="70863377" calcext:value-type="float">
            <text:p>70863377</text:p>
          </table:table-cell>
          <table:table-cell office:value-type="float" office:value="50100174892571" calcext:value-type="float">
            <text:p>50100174892571</text:p>
          </table:table-cell>
          <table:table-cell office:value-type="string" calcext:value-type="string">
            <text:p>Balamanigandan S</text:p>
          </table:table-cell>
          <table:table-cell office:value-type="string" calcext:value-type="string">
            <text:p>Balamanikandan 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.Prabhu</text:p>
          </table:table-cell>
          <table:table-cell office:value-type="float" office:value="70863378" calcext:value-type="float">
            <text:p>70863378</text:p>
          </table:table-cell>
          <table:table-cell office:value-type="float" office:value="50100174892605" calcext:value-type="float">
            <text:p>50100174892605</text:p>
          </table:table-cell>
          <table:table-cell office:value-type="string" calcext:value-type="string">
            <text:p>Dalaniyappan</text:p>
          </table:table-cell>
          <table:table-cell office:value-type="string" calcext:value-type="string">
            <text:p>Palaniyappan 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rthikayan N</text:p>
          </table:table-cell>
          <table:table-cell office:value-type="float" office:value="70863385" calcext:value-type="float">
            <text:p>70863385</text:p>
          </table:table-cell>
          <table:table-cell office:value-type="float" office:value="50100174892762" calcext:value-type="float">
            <text:p>50100174892762</text:p>
          </table:table-cell>
          <table:table-cell office:value-type="string" calcext:value-type="string">
            <text:p>KARTHIKEYAN <text:s/>N</text:p>
          </table:table-cell>
          <table:table-cell office:value-type="string" calcext:value-type="string">
            <text:p>KARTHIKAYAN N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.Gokularadhai</text:p>
          </table:table-cell>
          <table:table-cell office:value-type="float" office:value="70863370" calcext:value-type="float">
            <text:p>70863370</text:p>
          </table:table-cell>
          <table:table-cell office:value-type="float" office:value="50100174892430" calcext:value-type="float">
            <text:p>50100174892430</text:p>
          </table:table-cell>
          <table:table-cell table:style-name="ce3" office:value-type="string" calcext:value-type="string">
            <text:p>Gokularathai <text:s/>M <text:s text:c="18"/>DOB : 08/03/1993 <text:s text:c="13"/>Address: VEDUKAPALAYAM PO</text:p>
          </table:table-cell>
          <table:table-cell table:style-name="ce3" office:value-type="string" calcext:value-type="string">
            <text:p>Gokularadhai M <text:s text:c="18"/>DOB: 08/07/1993 <text:s text:c="17"/>Address:VADUGAPALAYAM PO <text:s/>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15:02:24.615897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6-08-31T14:40:07.664811345</meta:creation-date>
    <dc:date>2016-08-31T15:02:31.020265138</dc:date>
    <dc:creator>softsolutions4u </dc:creator>
    <meta:editing-duration>PT16M49S</meta:editing-duration>
    <meta:editing-cycles>5</meta:editing-cycles>
    <meta:generator>LibreOffice/4.3.7.2$Linux_x86 LibreOffice_project/430$Build-2</meta:generator>
    <meta:document-statistic meta:table-count="1" meta:cell-count="30" meta:object-count="0"/>
  </office:meta>
</office:document-meta>
</file>